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266701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66701" officeooo:paragraph-rsid="00266701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66701" officeooo:paragraph-rsid="0028d0c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28d0c5" officeooo:paragraph-rsid="0028d0c5" loext:padding="0cm" loext:border="none"/>
    </style:style>
    <style:style style:name="P6" style:family="paragraph" style:parent-style-name="Text_20_body">
      <style:paragraph-properties fo:margin-left="2.54cm" fo:margin-right="0cm" fo:margin-top="0cm" fo:margin-bottom="0cm" loext:contextual-spacing="false" fo:text-indent="0cm" style:auto-text-indent="false" fo:padding="0cm" fo:border="none"/>
      <style:text-properties officeooo:paragraph-rsid="00266701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loext:padding="0cm" loext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officeooo:rsid="00266701" officeooo:paragraph-rsid="00266701" loext:padding="0cm" loext:border="none"/>
    </style:style>
    <style:style style:name="P10" style:family="paragraph" style:parent-style-name="Text_20_body" style:list-style-name="L1">
      <style:paragraph-properties fo:margin-top="0cm" fo:margin-bottom="0cm" loext:contextual-spacing="false" fo:padding="0cm" fo:border="none"/>
      <style:text-properties fo:language="en" fo:country="US" officeooo:rsid="00266701" officeooo:paragraph-rsid="00266701" loext:padding="0cm" loext:border="none"/>
    </style:style>
    <style:style style:name="P11" style:family="paragraph" style:parent-style-name="Text_20_body" style:list-style-name="L4">
      <style:paragraph-properties fo:margin-top="0cm" fo:margin-bottom="0cm" loext:contextual-spacing="false" fo:padding="0cm" fo:border="none"/>
      <style:text-properties fo:language="en" fo:country="US" officeooo:rsid="00266701" officeooo:paragraph-rsid="00266701" loext:padding="0cm" loext:border="none"/>
    </style:style>
    <style:style style:name="P12" style:family="paragraph" style:parent-style-name="Text_20_body">
      <style:paragraph-properties fo:margin-top="0cm" fo:margin-bottom="0cm" loext:contextual-spacing="false" fo:padding="0cm" fo:border="none"/>
      <style:text-properties fo:language="en" fo:country="US" officeooo:rsid="00266701" officeooo:paragraph-rsid="00266701" loext:padding="0cm" loext:border="none"/>
    </style:style>
    <style:style style:name="P13" style:family="paragraph" style:parent-style-name="Text_20_body" style:list-style-name="L2">
      <style:paragraph-properties fo:margin-top="0cm" fo:margin-bottom="0cm" loext:contextual-spacing="false" fo:padding="0cm" fo:border="none"/>
      <style:text-properties fo:language="en" fo:country="US" officeooo:paragraph-rsid="00266701" loext:padding="0cm" loext:border="none"/>
    </style:style>
    <style:style style:name="P14" style:family="paragraph" style:parent-style-name="Text_20_body" style:list-style-name="L2">
      <style:paragraph-properties fo:margin-top="0cm" fo:margin-bottom="0cm" loext:contextual-spacing="false" fo:padding="0cm" fo:border="none"/>
      <style:text-properties officeooo:paragraph-rsid="00266701"/>
    </style:style>
    <style:style style:name="P15" style:family="paragraph" style:parent-style-name="Text_20_body" style:list-style-name="L4">
      <style:paragraph-properties fo:margin-top="0cm" fo:margin-bottom="0cm" loext:contextual-spacing="false" fo:padding="0cm" fo:border="none"/>
      <style:text-properties officeooo:paragraph-rsid="00266701"/>
    </style:style>
    <style:style style:name="P16" style:family="paragraph" style:parent-style-name="Text_20_body" style:list-style-name="L5">
      <style:paragraph-properties fo:margin-top="0cm" fo:margin-bottom="0cm" loext:contextual-spacing="false" fo:padding="0cm" fo:border="none"/>
      <style:text-properties officeooo:rsid="0028d0c5" officeooo:paragraph-rsid="0028d0c5" loext:padding="0cm" loext:border="none"/>
    </style:style>
    <style:style style:name="P17" style:family="paragraph" style:parent-style-name="Text_20_body" style:list-style-name="L5">
      <style:paragraph-properties fo:margin-top="0cm" fo:margin-bottom="0cm" loext:contextual-spacing="false" fo:padding="0cm" fo:border="none"/>
      <style:text-properties officeooo:rsid="002e406a" officeooo:paragraph-rsid="002e406a"/>
    </style:style>
    <style:style style:name="P18" style:family="paragraph" style:parent-style-name="Text_20_body" style:list-style-name="L6">
      <style:paragraph-properties fo:margin-left="3.175cm" fo:margin-right="0cm" fo:margin-top="0cm" fo:margin-bottom="0cm" loext:contextual-spacing="false" fo:text-indent="0cm" style:auto-text-indent="false" fo:padding="0cm" fo:border="none"/>
      <style:text-properties officeooo:rsid="00266701" officeooo:paragraph-rsid="00266701" loext:padding="0cm" loext:border="none"/>
    </style:style>
    <style:style style:name="P19" style:family="paragraph" style:parent-style-name="Text_20_body" style:list-style-name="L6">
      <style:paragraph-properties fo:margin-left="3.175cm" fo:margin-right="0cm" fo:margin-top="0cm" fo:margin-bottom="0cm" loext:contextual-spacing="false" fo:text-indent="0cm" style:auto-text-indent="false" fo:padding="0cm" fo:border="none"/>
      <style:text-properties officeooo:rsid="0028d0c5" officeooo:paragraph-rsid="0028d0c5" loext:padding="0cm" loext:border="none"/>
    </style:style>
    <style:style style:name="P20" style:family="paragraph" style:parent-style-name="Text_20_body" style:list-style-name="L7">
      <style:paragraph-properties fo:margin-left="3.17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8d0c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27f3"/>
    </style:style>
    <style:style style:name="T5" style:family="text">
      <style:text-properties fo:language="en" fo:country="US" officeooo:rsid="00232e5b"/>
    </style:style>
    <style:style style:name="T6" style:family="text">
      <style:text-properties fo:language="en" fo:country="US" officeooo:rsid="00249691"/>
    </style:style>
    <style:style style:name="T7" style:family="text">
      <style:text-properties fo:language="en" fo:country="US" officeooo:rsid="00249691" loext:padding="0cm" loext:border="none"/>
    </style:style>
    <style:style style:name="T8" style:family="text">
      <style:text-properties fo:language="en" fo:country="US" officeooo:rsid="001a51bb"/>
    </style:style>
    <style:style style:name="T9" style:family="text">
      <style:text-properties fo:language="en" fo:country="US" officeooo:rsid="0025e80d"/>
    </style:style>
    <style:style style:name="T10" style:family="text">
      <style:text-properties fo:language="en" fo:country="US" officeooo:rsid="0025e80d" loext:padding="0cm" loext:border="none"/>
    </style:style>
    <style:style style:name="T11" style:family="text">
      <style:text-properties fo:language="en" fo:country="US" loext:padding="0cm" loext:border="none"/>
    </style:style>
    <style:style style:name="T12" style:family="text">
      <style:text-properties fo:language="en" fo:country="US" officeooo:rsid="00266701"/>
    </style:style>
    <style:style style:name="T13" style:family="text">
      <style:text-properties fo:language="en" fo:country="US" officeooo:rsid="00266701" loext:padding="0cm" loext:border="none"/>
    </style:style>
    <style:style style:name="T14" style:family="text">
      <style:text-properties fo:language="en" fo:country="US" officeooo:rsid="0028553f" loext:padding="0cm" loext:border="none"/>
    </style:style>
    <style:style style:name="T15" style:family="text">
      <style:text-properties fo:language="en" fo:country="US" officeooo:rsid="0029bec9"/>
    </style:style>
    <style:style style:name="T16" style:family="text">
      <style:text-properties fo:language="en" fo:country="US" officeooo:rsid="002b1f17"/>
    </style:style>
    <style:style style:name="T17" style:family="text">
      <style:text-properties fo:language="en" fo:country="US" officeooo:rsid="002c7d38"/>
    </style:style>
    <style:style style:name="T18" style:family="text">
      <style:text-properties loext:padding="0cm" loext:border="none"/>
    </style:style>
    <style:style style:name="T19" style:family="text">
      <style:text-properties officeooo:rsid="0025e80d"/>
    </style:style>
    <style:style style:name="T20" style:family="text">
      <style:text-properties officeooo:rsid="00266701"/>
    </style:style>
    <style:style style:name="T21" style:family="text">
      <style:text-properties officeooo:rsid="00266701" loext:padding="0cm" loext:border="none"/>
    </style:style>
    <style:style style:name="T22" style:family="text">
      <style:text-properties officeooo:rsid="0028d0c5"/>
    </style:style>
    <style:style style:name="T23" style:family="text">
      <style:text-properties officeooo:rsid="0028d0c5" loext:padding="0cm" loext:border="none"/>
    </style:style>
    <style:style style:name="T24" style:family="text">
      <style:text-properties officeooo:rsid="0029be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genda at a glance</text:p>
      <text:p text:style-name="P7"/>
      <text:p text:style-name="P3"><text:span text:style-name="T3">Theme: Addressing the market failure in </text:span><text:span text:style-name="T16">d</text:span><text:span text:style-name="T3">igital </text:span><text:span text:style-name="T16">s</text:span><text:span text:style-name="T3">kills</text:span></text:p>
      <text:p text:style-name="P9"/>
      <text:p text:style-name="P5"><text:span text:style-name="T3">Purposes: (1) To provide </text:span><text:span text:style-name="T16">members </text:span><text:span text:style-name="T3">insight into the digital skills trends in NI and the UK; and (2) To </text:span><text:span text:style-name="T16">gather information and</text:span><text:span text:style-name="T3"> ideas </text:span><text:span text:style-name="T15">on the </text:span><text:span text:style-name="T16">challenges and</text:span><text:span text:style-name="T15"> actions </text:span><text:span text:style-name="T16">to </text:span><text:span text:style-name="T17">propose to Government in order to</text:span><text:span text:style-name="T16"> overcome digital skills issues.</text:span></text:p>
      <text:p text:style-name="P1"/>
      <text:p text:style-name="P1"><text:span text:style-name="T4">12</text:span><text:span text:style-name="T3">:00 – </text:span><text:span text:style-name="T5">12</text:span><text:span text:style-name="T3">:10 : Welcome / </text:span><text:span text:style-name="T17">i</text:span><text:span text:style-name="T3">ntroduction </text:span><text:span text:style-name="T9">to any new members</text:span></text:p>
      <text:p text:style-name="P1"/>
      <text:p text:style-name="P1"><text:span text:style-name="T5">12</text:span><text:span text:style-name="T3">:10 – </text:span><text:span text:style-name="T6">1</text:span><text:span text:style-name="T15">2</text:span><text:span text:style-name="T3">.</text:span><text:span text:style-name="T15">55</text:span><text:span text:style-name="T5"> </text:span><text:span text:style-name="T3">: </text:span><text:span text:style-name="T5">Overview of </text:span><text:span text:style-name="T6">CBI Digital and AI policy</text:span><text:span text:style-name="T3">:</text:span></text:p>
      <text:p text:style-name="P6"><text:span text:style-name="T3"><text:s/>Presentation from </text:span><text:span text:style-name="T6">Roxanne Morison</text:span><text:span text:style-name="T3">, </text:span><text:span text:style-name="T8">Head of Digital Policy</text:span><text:span text:style-name="T3">, CBI</text:span></text:p>
      <text:list xml:id="list4186581760" text:style-name="L1">
        <text:list-item>
          <text:p text:style-name="P10">Round-up of policies and focuses of the CBI Digital Policy team in 2019</text:p>
        </text:list-item>
      </text:list>
      <text:list xml:id="list8974735" text:style-name="L2">
        <text:list-item>
          <text:p text:style-name="P14"><text:span text:style-name="T7">Insight into </text:span><text:span text:style-name="T10">CBI’s National </text:span><text:span text:style-name="T11">Digital S</text:span><text:span text:style-name="T7">kills Survey</text:span></text:p>
        </text:list-item>
        <text:list-item>
          <text:p text:style-name="P13">Q &amp; A</text:p>
        </text:list-item>
      </text:list>
      <text:list xml:id="list3549550532" text:style-name="L3">
        <text:list-header>
          <text:p text:style-name="P8"/>
        </text:list-header>
      </text:list>
      <text:p text:style-name="P2"><text:span text:style-name="T9">1</text:span><text:span text:style-name="T15">2</text:span><text:span text:style-name="T3">:</text:span><text:span text:style-name="T15">55</text:span><text:span text:style-name="T3"> </text:span>– <text:span text:style-name="T19">13</text:span><text:span text:style-name="T3">:</text:span><text:span text:style-name="T12">1</text:span><text:span text:style-name="T15">5</text:span><text:span text:style-name="T3"> :</text:span> <text:span text:style-name="T20">Challenges, Actions and International Best Practices in Digital Skills:</text:span></text:p>
      <text:p text:style-name="P2"><text:span text:style-name="T3"><text:tab/><text:tab/> <text:s/>Presentation from </text:span><text:span text:style-name="T12">Owen Sims</text:span><text:span text:style-name="T3">, </text:span><text:span text:style-name="T12">Senior Policy Advisor</text:span><text:span text:style-name="T3">, CBI </text:span><text:span text:style-name="T12">Northern Ireland</text:span></text:p>
      <text:list xml:id="list3721122293" text:style-name="L4">
        <text:list-item>
          <text:p text:style-name="P15"><text:span text:style-name="T21">Audit of current and ongoing </text:span><text:span text:style-name="T23">skills </text:span><text:span text:style-name="T21">initiatives in Northern Ireland</text:span></text:p>
        </text:list-item>
        <text:list-item>
          <text:p text:style-name="P15"><text:span text:style-name="T21">Evidence of International </text:span><text:span text:style-name="T23">b</text:span><text:span text:style-name="T21">est </text:span><text:span text:style-name="T23">p</text:span><text:span text:style-name="T21">ractices</text:span></text:p>
        </text:list-item>
        <text:list-item>
          <text:p text:style-name="P15"><text:span text:style-name="T13">Insight into specific challenges and potential actions to address digital skills issues </text:span><text:span text:style-name="T14">in Northern Ireland</text:span></text:p>
        </text:list-item>
        <text:list-item>
          <text:p text:style-name="P11">Q &amp; A</text:p>
        </text:list-item>
      </text:list>
      <text:p text:style-name="P12"/>
      <text:p text:style-name="P4">13:1<text:span text:style-name="T24">5</text:span> – 13:5<text:span text:style-name="T24">0</text:span> : <text:span text:style-name="T22">Open discussion:</text:span></text:p>
      <text:list xml:id="list1652799472" text:style-name="L5">
        <text:list-item>
          <text:p text:style-name="P16">Developing the challenges and actions for digital skills in Northern Ireland</text:p>
        </text:list-item>
        <text:list-item>
          <text:p text:style-name="P17"><text:span text:style-name="T23">M</text:span><text:span text:style-name="T18">ember quotes and evidence</text:span></text:p>
        </text:list-item>
      </text:list>
      <text:p text:style-name="P1"/>
      <text:p text:style-name="P1"><text:span text:style-name="T12">13</text:span><text:span text:style-name="T3">:</text:span><text:span text:style-name="T12">50</text:span><text:span text:style-name="T3"> :</text:span> <text:span text:style-name="T3">Any other business:</text:span></text:p>
      <text:list xml:id="list339516791" text:style-name="L6">
        <text:list-item>
          <text:p text:style-name="P18">The future structure of the Forum</text:p>
        </text:list-item>
        <text:list-item>
          <text:p text:style-name="P19">Next Forum meeting</text:p>
        </text:list-item>
      </text:list>
      <text:list xml:id="list3854675814" text:style-name="L7">
        <text:list-header>
          <text:p text:style-name="P20"/>
        </text:list-header>
      </text:list>
      <text:p text:style-name="P1"><text:span text:style-name="T2">14</text:span><text:span text:style-name="T1">:</text:span><text:span text:style-name="T2">0</text:span><text:span text:style-name="T1">0 :</text:span>   <text:span text:style-name="T1">Wrap-up and clos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0:17:55.656837512</meta:creation-date>
    <dc:date>2019-02-11T09:26:09.610316809</dc:date>
    <meta:editing-duration>PT11H7M4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10" meta:character-count="1233" meta:non-whitespace-character-count="1047"/>
  </office:meta>
</office:document-meta>
</file>